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4930000486C000036D5BDA2DA6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3.346cm"/>
    </style:style>
    <style:style style:name="co4" style:family="table-column">
      <style:table-column-properties fo:break-before="auto" style:column-width="2.898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2.739cm"/>
    </style:style>
    <style:style style:name="co7" style:family="table-column">
      <style:table-column-properties fo:break-before="auto" style:column-width="3.478cm"/>
    </style:style>
    <style:style style:name="co8" style:family="table-column">
      <style:table-column-properties fo:break-before="auto" style:column-width="4.269cm"/>
    </style:style>
    <style:style style:name="co9" style:family="table-column">
      <style:table-column-properties fo:break-before="auto" style:column-width="3.293cm"/>
    </style:style>
    <style:style style:name="co10" style:family="table-column">
      <style:table-column-properties fo:break-before="auto" style:column-width="3.05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8.537cm" svg:height="14.034cm" svg:x="3.019cm" svg:y="80.637cm">
            <draw:object draw:notify-on-update-of-ranges="Sheet1.I29:Sheet1.I29 Sheet1.G9:Sheet1.G9 Sheet1.I11:Sheet1.I16 Sheet1.G11:Sheet1.G16 Sheet1.G19:Sheet1.G19 Sheet1.I21:Sheet1.I26 Sheet1.G21:Sheet1.G26 Sheet1.G28:Sheet1.G28 Sheet1.I30:Sheet1.I35 Sheet1.G30:Sheet1.G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9.037cm" svg:height="18.472cm" svg:x="2.888cm" svg:y="95.814cm">
            <draw:object draw:notify-on-update-of-ranges="Sheet1.G9:Sheet1.G9 Sheet1.H11:Sheet1.H16 Sheet1.G11:Sheet1.G16 Sheet1.G19:Sheet1.G19 Sheet1.H21:Sheet1.H26 Sheet1.G21:Sheet1.G26 Sheet1.G28:Sheet1.G28 Sheet1.H30:Sheet1.H35 Sheet1.G30:Sheet1.G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lgoritmus</text:p>
          </table:table-cell>
          <table:table-cell office:value-type="string">
            <text:p>Data 2^n</text:p>
          </table:table-cell>
          <table:table-cell office:value-type="string">
            <text:p>Vlákna</text:p>
          </table:table-cell>
          <table:table-cell office:value-type="string">
            <text:p>Naměřený čas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2562">
            <text:p>0,00492562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6515">
            <text:p>0,00496515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2794">
            <text:p>0,000002794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25927">
            <text:p>0,525927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3422">
            <text:p>0,53422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7478">
            <text:p>10,74780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8825">
            <text:p>10,88250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14.37">
            <text:p>214,370000000</text:p>
          </table:table-cell>
          <table:table-cell table:number-columns-repeated="2"/>
          <table:table-cell office:value-type="string">
            <text:p>Bitonic sort</text:p>
          </table:table-cell>
          <table:table-cell table:number-columns-repeated="3"/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30.594">
            <text:p>230,59400000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40.951">
            <text:p>940,9510000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  <table:table-cell/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11]/[.I12]" office:value-type="float" office:value="39.681409264671">
            <text:p>39,68</text:p>
          </table:table-cell>
          <table:table-cell table:style-name="ce2" office:value-type="float" office:value="24.4326">
            <text:p>24,4326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58053">
            <text:p>0,00015805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11]/[.I13]" office:value-type="float" office:value="59.1758882303753">
            <text:p>59,18</text:p>
          </table:table-cell>
          <table:table-cell table:style-name="ce2" office:value-type="float" office:value="16.3837">
            <text:p>16,3837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60986">
            <text:p>0,000160986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11]/[.I14]" office:value-type="float" office:value="72.4311563345137">
            <text:p>72,43</text:p>
          </table:table-cell>
          <table:table-cell table:style-name="ce2" office:value-type="float" office:value="13.3854">
            <text:p>13,3854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049379">
            <text:p>0,000049379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11]/[.I15]" office:value-type="float" office:value="73.2326703880232">
            <text:p>73,23</text:p>
          </table:table-cell>
          <table:table-cell table:style-name="ce2" office:value-type="float" office:value="13.2389">
            <text:p>13,2389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29879">
            <text:p>0,000429879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11]/[.I16]" office:value-type="float" office:value="61.185439491089">
            <text:p>61,19</text:p>
          </table:table-cell>
          <table:table-cell table:style-name="ce2" office:value-type="float" office:value="15.8456">
            <text:p>15,8456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15743">
            <text:p>0,00315743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057481">
            <text:p>0,000057481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07745">
            <text:p>0,060774500</text:p>
          </table:table-cell>
          <table:table-cell table:number-columns-repeated="2"/>
          <table:table-cell office:value-type="string">
            <text:p>E-O Mergesort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306726">
            <text:p>0,30672600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004854">
            <text:p>0,00004854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5932">
            <text:p>0,00125932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21]/[.I22]" office:value-type="float" office:value="2.11439259462229">
            <text:p>2,11</text:p>
          </table:table-cell>
          <table:table-cell table:style-name="ce2" office:value-type="float" office:value="335.756">
            <text:p>335,756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6317">
            <text:p>0,00126317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21]/[.I23]" office:value-type="float" office:value="2.26946364293158">
            <text:p>2,27</text:p>
          </table:table-cell>
          <table:table-cell table:style-name="ce2" office:value-type="float" office:value="312.814">
            <text:p>312,814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8248">
            <text:p>0,000058248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21]/[.I24]" office:value-type="float" office:value="2.01155499389382">
            <text:p>2,01</text:p>
          </table:table-cell>
          <table:table-cell table:style-name="ce2" office:value-type="float" office:value="352.921">
            <text:p>352,921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3196">
            <text:p>0,00231960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21]/[.I25]" office:value-type="float" office:value="1.71290007359062">
            <text:p>1,71</text:p>
          </table:table-cell>
          <table:table-cell table:style-name="ce2" office:value-type="float" office:value="414.455">
            <text:p>414,455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42394">
            <text:p>0,00242394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21]/[.I26]" office:value-type="float" office:value="1.47805466087315">
            <text:p>1,48</text:p>
          </table:table-cell>
          <table:table-cell table:style-name="ce2" office:value-type="float" office:value="480.307">
            <text:p>480,307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00484">
            <text:p>0,0000484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025">
            <text:p>0,009302500</text:p>
          </table:table-cell>
          <table:table-cell table:number-columns-repeated="2"/>
          <table:table-cell office:value-type="string">
            <text:p>Shearsort</text:p>
          </table:table-cell>
          <table:table-cell table:number-columns-repeated="3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1332">
            <text:p>0,00931332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20569">
            <text:p>0,0120569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37.559">
            <text:p>37,559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57677">
            <text:p>0,01576770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30]/[.I31]" office:value-type="float" office:value="0.0342192055393586">
            <text:p>0,03</text:p>
          </table:table-cell>
          <table:table-cell table:style-name="ce2" office:value-type="float" office:value="1097.6">
            <text:p>1097,60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03057">
            <text:p>0,10305700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30]/[.I32]" office:value-type="float" office:value="0.0682807730694624">
            <text:p>0,07</text:p>
          </table:table-cell>
          <table:table-cell table:style-name="ce2" office:value-type="float" office:value="550.067">
            <text:p>550,067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539144">
            <text:p>0,539144000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30]/[.I33]" office:value-type="float" office:value="0.136177572160444">
            <text:p>0,14</text:p>
          </table:table-cell>
          <table:table-cell table:style-name="ce2" office:value-type="float" office:value="275.809">
            <text:p>275,809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29984">
            <text:p>0,00629984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30]/[.I34]" office:value-type="float" office:value="0.190785563711173">
            <text:p>0,19</text:p>
          </table:table-cell>
          <table:table-cell table:style-name="ce2" office:value-type="float" office:value="196.865">
            <text:p>196,865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58277">
            <text:p>0,00658277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30]/[.I35]" office:value-type="float" office:value="0.197824712946382">
            <text:p>0,2</text:p>
          </table:table-cell>
          <table:table-cell table:style-name="ce2" office:value-type="float" office:value="189.86">
            <text:p>189,86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10875">
            <text:p>0,00710875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65932">
            <text:p>0,00765932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643">
            <text:p>0,199643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883">
            <text:p>0,199883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2328">
            <text:p>0,122328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6552">
            <text:p>0,126552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151418">
            <text:p>0,151418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28897">
            <text:p>0,2889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0444">
            <text:p>0,100444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7197">
            <text:p>0,107197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64973">
            <text:p>0,0964973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85062">
            <text:p>0,0985062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4.92848">
            <text:p>4,9284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.10093">
            <text:p>5,10093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39588">
            <text:p>3,3958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72087">
            <text:p>3,7208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2.75372">
            <text:p>2,75372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3.02936">
            <text:p>3,02936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0858">
            <text:p>2,7085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1377">
            <text:p>2,7137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5285">
            <text:p>2,85285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6178">
            <text:p>2,8617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326">
            <text:p>24,4326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514">
            <text:p>24,4514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3837">
            <text:p>16,3837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4361">
            <text:p>16,4361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3.3854">
            <text:p>13,3854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4.4923">
            <text:p>14,49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2.9123">
            <text:p>12,91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3.2389">
            <text:p>13,2389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3.2223">
            <text:p>13,22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5.8456">
            <text:p>15,845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586">
            <text:p>0,000634586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586">
            <text:p>0,00063458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735">
            <text:p>0,00063473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735">
            <text:p>0,00063473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5005">
            <text:p>0,00063500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5005">
            <text:p>0,00063500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676">
            <text:p>0,000001676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676">
            <text:p>0,00000167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3688">
            <text:p>0,000403688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86759">
            <text:p>0,0986759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718">
            <text:p>0,00040718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9481">
            <text:p>0,099481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9555">
            <text:p>0,00040955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100037">
            <text:p>0,100037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653109">
            <text:p>0,00653109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3.56934">
            <text:p>3,56934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8275">
            <text:p>0,00048275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18.748">
            <text:p>118,748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237771">
            <text:p>0,00237771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20.404">
            <text:p>120,404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563243">
            <text:p>0,00563243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30.86">
            <text:p>130,86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739266">
            <text:p>0,00739266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602515">
            <text:p>0,00602515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35.275">
            <text:p>735,275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52886">
            <text:p>0,0552886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74241">
            <text:p>0,0674241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129319">
            <text:p>0,129319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25326">
            <text:p>0,000825326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1332">
            <text:p>0,000831332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2799">
            <text:p>0,000832799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9435">
            <text:p>0,000059435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436">
            <text:p>0,00120436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687">
            <text:p>0,00120687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49449">
            <text:p>0,004944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86759">
            <text:p>0,098675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9481">
            <text:p>0,099481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100037">
            <text:p>0,100037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16943">
            <text:p>0,0516943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49735">
            <text:p>0,0549735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50966">
            <text:p>0,0550966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526495">
            <text:p>0,0526495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0965459">
            <text:p>0,096545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35529">
            <text:p>0,135529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32542">
            <text:p>0,0632542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59058">
            <text:p>0,065905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63258">
            <text:p>0,066325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13888">
            <text:p>0,071388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3363">
            <text:p>0,073363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4487">
            <text:p>0,074487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3.56934">
            <text:p>3,56934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6475">
            <text:p>1,56475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8488">
            <text:p>1,5848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9576">
            <text:p>1,59576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163">
            <text:p>1,43163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339">
            <text:p>1,43339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4599">
            <text:p>1,44599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512">
            <text:p>1,6512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9326">
            <text:p>1,69326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79102">
            <text:p>1,79102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1.84868">
            <text:p>1,8486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08987">
            <text:p>2,08987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13128">
            <text:p>2,1312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18.748">
            <text:p>118,748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20.404">
            <text:p>120,40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30.86">
            <text:p>130,86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361">
            <text:p>59,361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136">
            <text:p>59,413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427">
            <text:p>59,442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6.9329">
            <text:p>56,9329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1677">
            <text:p>57,167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2618">
            <text:p>57,2618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1532">
            <text:p>66,1532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253">
            <text:p>66,253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7.2765">
            <text:p>67,2765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78.2516">
            <text:p>78,251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0367">
            <text:p>86,036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3955">
            <text:p>86,3955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35.275">
            <text:p>735,275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5.756">
            <text:p>335,75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14">
            <text:p>336,14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596">
            <text:p>336,59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2.814">
            <text:p>312,81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014">
            <text:p>313,01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242">
            <text:p>313,242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2.921">
            <text:p>352,921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4.406">
            <text:p>354,40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61.288">
            <text:p>361,288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4.455">
            <text:p>414,455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5.016">
            <text:p>415,01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0.307">
            <text:p>480,307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1.036">
            <text:p>481,0360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067">
            <text:p>0,000236067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629">
            <text:p>0,000236629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95601">
            <text:p>0,000001956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7708">
            <text:p>0,0227708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8065">
            <text:p>0,0228065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49648">
            <text:p>0,449648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50177">
            <text:p>0,450177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55">
            <text:p>8,5455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772">
            <text:p>8,54772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59">
            <text:p>37,5559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9">
            <text:p>37,559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990251">
            <text:p>0,00990251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63375">
            <text:p>0,00363375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26146">
            <text:p>0,0526146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224312">
            <text:p>0,00224312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84579">
            <text:p>0,00284579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376618">
            <text:p>0,37661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204998">
            <text:p>0,20499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251678">
            <text:p>0,25167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118">
            <text:p>0,118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13011">
            <text:p>0,13011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9.35511">
            <text:p>9,35511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4.71953">
            <text:p>4,71953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2.45205">
            <text:p>2,4520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2.30515">
            <text:p>2,3051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39185">
            <text:p>2,3918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218.866">
            <text:p>218,866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109.682">
            <text:p>109,682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55.2092">
            <text:p>55,2092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42.1241">
            <text:p>42,1241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39.5206">
            <text:p>39,5206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1097.6">
            <text:p>1097,600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550.067">
            <text:p>550,067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275.809">
            <text:p>275,809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96.865">
            <text:p>196,865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89.86">
            <text:p>189,860000000</text:p>
          </table:table-cell>
          <table:table-cell table:number-columns-repeated="6"/>
        </table:table-row>
        <table:table-row table:style-name="ro1" table:number-rows-repeated="653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shapes>
          <draw:frame draw:z-index="0" draw:style-name="gr1" svg:width="20.822cm" svg:height="11.217cm" svg:x="7.247cm" svg:y="3.987cm">
            <draw:object draw:notify-on-update-of-ranges="Sheet2.A3:Sheet2.A24 Sheet2.C3:Sheet2.C3 Sheet2.B3:Sheet2.B24 Sheet2.C25:Sheet2.C25 Sheet2.B25:Sheet2.B46 Sheet2.A25:Sheet2.A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7.12cm" svg:height="10.659cm" svg:x="9.033cm" svg:y="15.841cm">
            <draw:object draw:notify-on-update-of-ranges="Sheet2.A47:Sheet2.A65 Sheet2.C47:Sheet2.C47 Sheet2.B47:Sheet2.B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2"/>
        <table:table-column table:style-name="co1" table:default-cell-style-name="Default"/>
        <table:table-row table:style-name="ro1">
          <table:table-cell office:value-type="string">
            <text:p>CUDA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ata</text:p>
          </table:table-cell>
          <table:table-cell table:style-name="Default" office:value-type="string">
            <text:p>Ča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27">
            <text:p>0,000027000</text:p>
          </table:table-cell>
          <table:table-cell office:value-type="string">
            <text:p>bitoni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06">
            <text:p>0,000006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4">
            <text:p>0,000040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8">
            <text:p>0,000080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122">
            <text:p>0,000122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167">
            <text:p>0,000167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231">
            <text:p>0,000231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281">
            <text:p>0,000281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323">
            <text:p>0,000323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381">
            <text:p>0,000381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442">
            <text:p>0,000442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51">
            <text:p>0,000510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578">
            <text:p>0,0005780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648">
            <text:p>0,0006480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721">
            <text:p>0,0007210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801">
            <text:p>0,000801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905">
            <text:p>0,0009050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">
            <text:p>0,0010000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057">
            <text:p>0,001057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26">
            <text:p>0,000026000</text:p>
          </table:table-cell>
          <table:table-cell office:value-type="string">
            <text:p>eo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06">
            <text:p>0,000006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4">
            <text:p>0,000004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11">
            <text:p>0,000011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21">
            <text:p>0,000021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33">
            <text:p>0,000033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5">
            <text:p>0,000050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68">
            <text:p>0,000068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91">
            <text:p>0,000091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116">
            <text:p>0,000116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145">
            <text:p>0,000145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176">
            <text:p>0,000176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212">
            <text:p>0,000212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25">
            <text:p>0,0002500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291">
            <text:p>0,0002910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334">
            <text:p>0,0003340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383">
            <text:p>0,000383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433">
            <text:p>0,0004330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487">
            <text:p>0,0004870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543">
            <text:p>0,000543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2008">
            <text:p>0,000200800</text:p>
          </table:table-cell>
          <table:table-cell office:value-type="string">
            <text:p>shearsor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28208">
            <text:p>0,00028208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55664">
            <text:p>0,00055664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11">
            <text:p>0,00110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022474">
            <text:p>0,00202247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24">
            <text:p>0,007240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4284">
            <text:p>0,014284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66432">
            <text:p>0,0166432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994329">
            <text:p>0,01994329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71455">
            <text:p>0,0271455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3032042">
            <text:p>0,04303204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3929">
            <text:p>0,093929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15102">
            <text:p>0,215102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0291">
            <text:p>0,702910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33967">
            <text:p>2,339670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812">
            <text:p>8,812000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.231">
            <text:p>35,231000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6.104">
            <text:p>166,1040000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2.323">
            <text:p>652,323000000</text:p>
          </table:table-cell>
          <table:table-cell/>
        </table:table-row>
      </table:table>
      <table:table table:name="Sheet3" table:style-name="ta1" table:print="false">
        <table:shapes>
          <draw:frame draw:z-index="0" draw:style-name="gr1" svg:width="18.236cm" svg:height="16.8cm" svg:x="4.775cm" svg:y="61.051cm">
            <draw:object draw:notify-on-update-of-ranges=" Sheet3.B1:Sheet3.B1 Sheet3.B2:Sheet3.B23 Sheet3.A2:Sheet3.A23 Sheet3.C1:Sheet3.C1 Sheet3.C2:Sheet3.C23 Sheet3.A2:Sheet3.A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8.067cm" svg:height="13.503cm" svg:x="4.865cm" svg:y="78.968cm">
            <draw:object draw:notify-on-update-of-ranges=" Sheet3.B1:Sheet3.B1 Sheet3.B25:Sheet3.B46 Sheet3.A25:Sheet3.A46 Sheet3.C1:Sheet3.C1 Sheet3.C25:Sheet3.C46 Sheet3.A25:Sheet3.A4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7.865cm" svg:height="12.093cm" svg:x="4.999cm" svg:y="93.001cm">
            <draw:object draw:notify-on-update-of-ranges=" Sheet3.B1:Sheet3.B1 Sheet3.B49:Sheet3.B69 Sheet3.A49:Sheet3.A69 Sheet3.C1:Sheet3.C1 Sheet3.C49:Sheet3.C69 Sheet3.A49:Sheet3.A6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2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/>
          <table:table-cell table:style-name="ce2" office:value-type="string">
            <text:p>CUDA</text:p>
          </table:table-cell>
          <table:table-cell table:style-name="ce2" office:value-type="string">
            <text:p>OpenMP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0.000027">
            <text:p>0,000027000</text:p>
          </table:table-cell>
          <table:table-cell table:style-name="ce2"/>
          <table:table-cell office:value-type="string">
            <text:p>bitonic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.000006">
            <text:p>0,000006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000484">
            <text:p>0,000048400</text:p>
          </table:table-cell>
          <table:table-cell/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224312">
            <text:p>0,00224312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00005">
            <text:p>0,000005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0004854">
            <text:p>0,000048540</text:p>
          </table:table-cell>
          <table:table-cell/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84579">
            <text:p>0,00284579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0.000005">
            <text:p>0,000005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0049379">
            <text:p>0,000049379</text:p>
          </table:table-cell>
          <table:table-cell/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63375">
            <text:p>0,0036337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00005">
            <text:p>0,000005000</text:p>
          </table:table-cell>
          <table:table-cell table:style-name="ce2" office:value-type="float" office:value="0.0000484">
            <text:p>0,00004840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0057481">
            <text:p>0,000057481</text:p>
          </table:table-cell>
          <table:table-cell/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990251">
            <text:p>0,0099025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0.00004">
            <text:p>0,000040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00058248">
            <text:p>0,000058248</text:p>
          </table:table-cell>
          <table:table-cell/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26146">
            <text:p>0,0526146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0.00008">
            <text:p>0,000080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0158053">
            <text:p>0,000158053</text:p>
          </table:table-cell>
          <table:table-cell/>
          <table:table-cell office:value-type="string">
            <text:p>shear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118">
            <text:p>0,11800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0.000122">
            <text:p>0,000122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0160986">
            <text:p>0,000160986</text:p>
          </table:table-cell>
          <table:table-cell/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13011">
            <text:p>0,130110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0.000167">
            <text:p>0,000167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0429879">
            <text:p>0,000429879</text:p>
          </table:table-cell>
          <table:table-cell/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204998">
            <text:p>0,204998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0.000231">
            <text:p>0,000231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0125932">
            <text:p>0,001259320</text:p>
          </table:table-cell>
          <table:table-cell/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251678">
            <text:p>0,251678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000281">
            <text:p>0,000281000</text:p>
          </table:table-cell>
          <table:table-cell table:style-name="ce2" office:value-type="float" office:value="0.00629984">
            <text:p>0,00629984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0126317">
            <text:p>0,001263170</text:p>
          </table:table-cell>
          <table:table-cell/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376618">
            <text:p>0,376618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000323">
            <text:p>0,000323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023196">
            <text:p>0,002319600</text:p>
          </table:table-cell>
          <table:table-cell/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2.30515">
            <text:p>2,305150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0.000381">
            <text:p>0,000381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0242394">
            <text:p>0,002423940</text:p>
          </table:table-cell>
          <table:table-cell/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39185">
            <text:p>2,39185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0.000442">
            <text:p>0,000442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315743">
            <text:p>0,003157430</text:p>
          </table:table-cell>
          <table:table-cell/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2.45205">
            <text:p>2,45205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0.00051">
            <text:p>0,000510000</text:p>
          </table:table-cell>
          <table:table-cell table:style-name="ce2" office:value-type="float" office:value="0.0964973">
            <text:p>0,096497300</text:p>
          </table:table-cell>
          <table:table-cell table:number-columns-repeated="2"/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0629984">
            <text:p>0,006299840</text:p>
          </table:table-cell>
          <table:table-cell/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4.71953">
            <text:p>4,719530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0.000578">
            <text:p>0,000578000</text:p>
          </table:table-cell>
          <table:table-cell table:number-columns-repeated="3"/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0658277">
            <text:p>0,006582770</text:p>
          </table:table-cell>
          <table:table-cell/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9.35511">
            <text:p>9,355110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0.000648">
            <text:p>0,000648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0710875">
            <text:p>0,007108750</text:p>
          </table:table-cell>
          <table:table-cell/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39.5206">
            <text:p>39,520600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0.000721">
            <text:p>0,000721000</text:p>
          </table:table-cell>
          <table:table-cell table:style-name="ce2" office:value-type="float" office:value="2.70858">
            <text:p>2,70858000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0765932">
            <text:p>0,007659320</text:p>
          </table:table-cell>
          <table:table-cell/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42.1241">
            <text:p>42,1241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0.000801">
            <text:p>0,000801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093025">
            <text:p>0,009302500</text:p>
          </table:table-cell>
          <table:table-cell/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55.2092">
            <text:p>55,209200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0.000905">
            <text:p>0,000905000</text:p>
          </table:table-cell>
          <table:table-cell table:style-name="ce2" office:value-type="float" office:value="12.9123">
            <text:p>12,91230000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0931332">
            <text:p>0,009313320</text:p>
          </table:table-cell>
          <table:table-cell/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109.682">
            <text:p>109,68200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float" office:value="0.001">
            <text:p>0,001000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0120569">
            <text:p>0,012056900</text:p>
          </table:table-cell>
          <table:table-cell/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89.86">
            <text:p>189,860000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0.001057">
            <text:p>0,001057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0157677">
            <text:p>0,015767700</text:p>
          </table:table-cell>
          <table:table-cell/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96.865">
            <text:p>196,865000000</text:p>
          </table:table-cell>
        </table:table-row>
        <table:table-row table:style-name="ro1">
          <table:table-cell/>
          <table:table-cell table:style-name="ce2"/>
          <table:table-cell table:number-columns-repeated="3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607745">
            <text:p>0,060774500</text:p>
          </table:table-cell>
          <table:table-cell/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218.866">
            <text:p>218,86600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0.000026">
            <text:p>0,000026000</text:p>
          </table:table-cell>
          <table:table-cell table:style-name="ce2"/>
          <table:table-cell office:value-type="string">
            <text:p>eom</text:p>
          </table:table-cell>
          <table:table-cell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.0964973">
            <text:p>0,096497300</text:p>
          </table:table-cell>
          <table:table-cell/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275.809">
            <text:p>275,8090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.000006">
            <text:p>0,000006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.0985062">
            <text:p>0,098506200</text:p>
          </table:table-cell>
          <table:table-cell/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550.067">
            <text:p>550,0670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00005">
            <text:p>0,000005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100444">
            <text:p>0,100444000</text:p>
          </table:table-cell>
          <table:table-cell/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1097.6">
            <text:p>1097,60000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0.000005">
            <text:p>0,000005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03057">
            <text:p>0,10305700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00004">
            <text:p>0,000004000</text:p>
          </table:table-cell>
          <table:table-cell table:style-name="ce2" office:value-type="float" office:value="0.000059435">
            <text:p>0,000059435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107197">
            <text:p>0,10719700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0.000011">
            <text:p>0,000011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122328">
            <text:p>0,12232800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0.000021">
            <text:p>0,000021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126552">
            <text:p>0,12655200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0.000033">
            <text:p>0,000033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151418">
            <text:p>0,151418000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0.00005">
            <text:p>0,000050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199643">
            <text:p>0,19964300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0.000068">
            <text:p>0,000068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199883">
            <text:p>0,19988300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000091">
            <text:p>0,000091000</text:p>
          </table:table-cell>
          <table:table-cell table:style-name="ce2" office:value-type="float" office:value="0.0516943">
            <text:p>0,05169430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28897">
            <text:p>0,288970000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000116">
            <text:p>0,000116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06726">
            <text:p>0,30672600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0.000145">
            <text:p>0,000145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539144">
            <text:p>0,539144000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0.000176">
            <text:p>0,000176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.70858">
            <text:p>2,70858000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0.000212">
            <text:p>0,000212000</text:p>
          </table:table-cell>
          <table:table-cell table:style-name="ce2" office:value-type="float" office:value="1.43163">
            <text:p>1,43163000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.71377">
            <text:p>2,71377000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0.00025">
            <text:p>0,000250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.75372">
            <text:p>2,75372000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0.000291">
            <text:p>0,000291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.85285">
            <text:p>2,852850000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0.000334">
            <text:p>0,000334000</text:p>
          </table:table-cell>
          <table:table-cell table:style-name="ce2" office:value-type="float" office:value="56.9329">
            <text:p>56,93290000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.86178">
            <text:p>2,861780000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0.000383">
            <text:p>0,000383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.02936">
            <text:p>3,02936000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0.000433">
            <text:p>0,000433000</text:p>
          </table:table-cell>
          <table:table-cell table:style-name="ce2" office:value-type="float" office:value="312.814">
            <text:p>312,81400000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.39588">
            <text:p>3,395880000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float" office:value="0.000487">
            <text:p>0,000487000</text:p>
          </table:table-cell>
          <table:table-cell table:style-name="ce2"/>
          <table:table-cell table:number-columns-repeated="2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.72087">
            <text:p>3,72087000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0.000543">
            <text:p>0,000543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.92848">
            <text:p>4,92848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.10093">
            <text:p>5,10093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2.9123">
            <text:p>12,91230000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0.0002008">
            <text:p>0,000200800</text:p>
          </table:table-cell>
          <table:table-cell/>
          <table:table-cell office:value-type="string">
            <text:p>shearsort</text:p>
          </table:table-cell>
          <table:table-cell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3.2223">
            <text:p>13,22230000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0028208">
            <text:p>0,00028208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3.2389">
            <text:p>13,23890000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0.00055664">
            <text:p>0,00055664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3.3854">
            <text:p>13,38540000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.0011">
            <text:p>0,001100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4.4923">
            <text:p>14,49230000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02022474">
            <text:p>0,002022474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5.8456">
            <text:p>15,84560000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0.00724">
            <text:p>0,0072400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6.3837">
            <text:p>16,38370000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14284">
            <text:p>0,014284000</text:p>
          </table:table-cell>
          <table:table-cell table:style-name="ce2" office:value-type="float" office:value="0.00224312">
            <text:p>0,002243120</text:p>
          </table:table-cell>
          <table:table-cell table:number-columns-repeated="2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6.4361">
            <text:p>16,43610000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0.0166432">
            <text:p>0,01664320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4.4326">
            <text:p>24,43260000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0.01994329">
            <text:p>0,019943290</text:p>
          </table:table-cell>
          <table:table-cell table:number-columns-repeated="3"/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4.4514">
            <text:p>24,45140000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0.0271455">
            <text:p>0,027145500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0.043032042">
            <text:p>0,043032042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0.093929">
            <text:p>0,093929000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215102">
            <text:p>0,215102000</text:p>
          </table:table-cell>
          <table:table-cell table:style-name="ce2" office:value-type="float" office:value="0.118">
            <text:p>0,118000000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70291">
            <text:p>0,702910000</text:p>
          </table:table-cell>
          <table:table-cell table:number-columns-repeated="3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00001676">
            <text:p>0,000001676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2.33967">
            <text:p>2,339670000</text:p>
          </table:table-cell>
          <table:table-cell table:number-columns-repeated="3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00059435">
            <text:p>0,000059435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8.812">
            <text:p>8,812000000</text:p>
          </table:table-cell>
          <table:table-cell table:number-columns-repeated="3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0403688">
            <text:p>0,000403688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35.231">
            <text:p>35,231000000</text:p>
          </table:table-cell>
          <table:table-cell table:style-name="ce2" office:value-type="float" office:value="2.30515">
            <text:p>2,30515000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040718">
            <text:p>0,00040718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166.104">
            <text:p>166,104000000</text:p>
          </table:table-cell>
          <table:table-cell table:number-columns-repeated="3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0409555">
            <text:p>0,00040955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652.323">
            <text:p>652,323000000</text:p>
          </table:table-cell>
          <table:table-cell table:number-columns-repeated="3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048275">
            <text:p>0,000482750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/>
          <table:table-cell table:style-name="ce2" office:value-type="float" office:value="39.5206">
            <text:p>39,52060000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00634586">
            <text:p>0,000634586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/>
          <table:table-cell table:style-name="ce2" office:value-type="float" office:value="189.86">
            <text:p>189,86000000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00634735">
            <text:p>0,00063473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00635005">
            <text:p>0,0006350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00825326">
            <text:p>0,00082532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00831332">
            <text:p>0,00083133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00832799">
            <text:p>0,00083279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0120436">
            <text:p>0,0012043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0120687">
            <text:p>0,00120687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237771">
            <text:p>0,0023777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049449">
            <text:p>0,0049449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563243">
            <text:p>0,0056324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0602515">
            <text:p>0,00602515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653109">
            <text:p>0,00653109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739266">
            <text:p>0,0073926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516943">
            <text:p>0,0516943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0526495">
            <text:p>0,0526495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549735">
            <text:p>0,0549735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550966">
            <text:p>0,0550966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552886">
            <text:p>0,0552886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632542">
            <text:p>0,0632542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659058">
            <text:p>0,0659058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office:value-type="float" office:value="0.0663258">
            <text:p>0,0663258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674241">
            <text:p>0,0674241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713888">
            <text:p>0,0713888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73363">
            <text:p>0,073363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74487">
            <text:p>0,074487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965459">
            <text:p>0,0965459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986759">
            <text:p>0,0986759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99481">
            <text:p>0,099481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00037">
            <text:p>0,100037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29319">
            <text:p>0,129319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35529">
            <text:p>0,135529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.43163">
            <text:p>1,43163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.43339">
            <text:p>1,43339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.44599">
            <text:p>1,44599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.56475">
            <text:p>1,56475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.58488">
            <text:p>1,58488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.59576">
            <text:p>1,59576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.6512">
            <text:p>1,6512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.69326">
            <text:p>1,69326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.79102">
            <text:p>1,79102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.84868">
            <text:p>1,84868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.08987">
            <text:p>2,08987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.13128">
            <text:p>2,13128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56934">
            <text:p>3,56934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6.9329">
            <text:p>56,9329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7.1677">
            <text:p>57,1677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7.2618">
            <text:p>57,2618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9.361">
            <text:p>59,361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9.4136">
            <text:p>59,4136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9.4427">
            <text:p>59,4427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6.1532">
            <text:p>66,1532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6.253">
            <text:p>66,253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7.2765">
            <text:p>67,2765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8.2516">
            <text:p>78,2516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86.0367">
            <text:p>86,0367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86.3955">
            <text:p>86,3955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8.748">
            <text:p>118,748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20.404">
            <text:p>120,404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30.86">
            <text:p>130,860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12.814">
            <text:p>312,814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13.014">
            <text:p>313,014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13.242">
            <text:p>313,242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35.756">
            <text:p>335,756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36.14">
            <text:p>336,140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36.596">
            <text:p>336,596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52.921">
            <text:p>352,921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54.406">
            <text:p>354,406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61.288">
            <text:p>361,288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14.455">
            <text:p>414,455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15.016">
            <text:p>415,016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80.307">
            <text:p>480,307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81.036">
            <text:p>481,036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09.92">
            <text:p>709,92000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35.275">
            <text:p>735,275000000</text:p>
          </table:table-cell>
          <table:table-cell table:number-columns-repeated="5"/>
        </table:table-row>
      </table:table>
      <table:database-ranges>
        <table:database-range table:target-range-address="Sheet3.K3:Sheet3.N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3"/>
    </number:number-style>
    <number:number-style style:name="N109">
      <number:scientific-number number:decimal-places="7" number:min-integer-digits="1" number:min-exponent-digits="3"/>
    </number:number-style>
    <number:number-style style:name="N110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.05.2011</text:date>, <text:time>23:1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09T12:26:19</meta:creation-date>
    <dc:date>2011-05-04T23:19:04</dc:date>
    <meta:editing-duration>PT26H35M05S</meta:editing-duration>
    <meta:editing-cycles>9</meta:editing-cycles>
    <meta:generator>OpenOffice.org/3.1$Linux OpenOffice.org_project/310m19$Build-9420</meta:generator>
    <meta:document-statistic meta:table-count="3" meta:cell-count="17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8.538cm" svg:height="14.035cm" chart:class="chart:scatter" chart:style-name="ch1">
        <chart:title svg:x="5.247cm" svg:y="0.281cm" chart:style-name="ch2">
          <text:p>Závislost času výpočtu na počtu vláken</text:p>
        </chart:title>
        <chart:subtitle svg:x="8.078cm" svg:y="1.064cm" chart:style-name="ch3">
          <text:p>Počet dat 2²⁶</text:p>
        </chart:subtitle>
        <chart:legend chart:legend-position="end" svg:x="15.587cm" svg:y="6.36cm" chart:style-name="ch4"/>
        <chart:plot-area chart:style-name="ch5" table:cell-range-address="Sheet1.I29:Sheet1.I35 Sheet1.G11:Sheet1.G16 Sheet1.G9:Sheet1.G9 Sheet1.I11:Sheet1.I16 Sheet1.G19:Sheet1.G19 Sheet1.I21:Sheet1.I26 Sheet1.G28:Sheet1.G28" chart:data-source-has-labels="both" svg:x="0.37cm" svg:y="1.795cm" svg:width="14.848cm" svg:height="11.68cm">
          <chart:axis chart:dimension="x" chart:name="primary-x" chart:style-name="ch6">
            <chart:categories table:cell-range-address="Sheet1.I29:Sheet1.I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11:Sheet1.I16" chart:label-cell-address="Sheet1.G9:Sheet1.G9" chart:class="chart:scatter">
            <chart:domain table:cell-range-address="Sheet1.G11:Sheet1.G16"/>
            <chart:data-point chart:repeated="6"/>
          </chart:series>
          <chart:series chart:style-name="ch10" chart:values-cell-range-address="Sheet1.I21:Sheet1.I26" chart:label-cell-address="Sheet1.G19:Sheet1.G19" chart:class="chart:scatter">
            <chart:domain table:cell-range-address="Sheet1.G21:Sheet1.G26"/>
            <chart:data-point chart:repeated="6"/>
          </chart:series>
          <chart:series chart:style-name="ch11" chart:values-cell-range-address="Sheet1.I30:Sheet1.I35" chart:label-cell-address="Sheet1.G28:Sheet1.G28" chart:class="chart:scatter">
            <chart:domain table:cell-range-address="Sheet1.G30:Sheet1.G35"/>
            <chart:data-point chart:repeated="6"/>
          </chart:series>
          <chart:wall chart:style-name="ch12"/>
          <chart:floor chart:style-name="ch13"/>
        </chart:plot-area>
        <draw:frame draw:style-name="gr1" draw:text-style-name="P1" svg:width="18.54cm" svg:height="14.037cm" svg:x="-0.001cm" svg:y="-0.001cm">
          <draw:image xlink:href="Pictures/200004930000486C000036D5BDA2DA6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G9:Sheet1.G9">Bitonic 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19:Sheet1.G19">E-O Merge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28:Sheet1.G28">Shearsort</text:p>
              </table:table-cell>
            </table:table-row>
          </table:table-header-rows>
          <table:table-rows>
            <table:table-row>
              <table:table-cell office:value-type="string">
                <text:p text:id="Sheet1.I29:Sheet1.I29">Čas</text:p>
              </table:table-cell>
              <table:table-cell office:value-type="float" office:value="1">
                <text:p text:id="Sheet1.G11:Sheet1.G16">1</text:p>
              </table:table-cell>
              <table:table-cell office:value-type="float" office:value="969.52">
                <text:p text:id="Sheet1.I11:Sheet1.I16">969.52</text:p>
              </table:table-cell>
              <table:table-cell office:value-type="float" office:value="1">
                <text:p text:id="Sheet1.G21:Sheet1.G26">1</text:p>
              </table:table-cell>
              <table:table-cell office:value-type="float" office:value="709.92">
                <text:p text:id="Sheet1.I21:Sheet1.I26">709.92</text:p>
              </table:table-cell>
              <table:table-cell office:value-type="float" office:value="1">
                <text:p text:id="Sheet1.G30:Sheet1.G35">1</text:p>
              </table:table-cell>
              <table:table-cell office:value-type="float" office:value="37.559">
                <text:p text:id="Sheet1.I30:Sheet1.I35">37.559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4.4326">
                <text:p>24.4326</text:p>
              </table:table-cell>
              <table:table-cell office:value-type="float" office:value="2">
                <text:p>2</text:p>
              </table:table-cell>
              <table:table-cell office:value-type="float" office:value="335.756">
                <text:p>335.756</text:p>
              </table:table-cell>
              <table:table-cell office:value-type="float" office:value="2">
                <text:p>2</text:p>
              </table:table-cell>
              <table:table-cell office:value-type="float" office:value="1097.6">
                <text:p>1097.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6.3837">
                <text:p>16.3837</text:p>
              </table:table-cell>
              <table:table-cell office:value-type="float" office:value="4">
                <text:p>4</text:p>
              </table:table-cell>
              <table:table-cell office:value-type="float" office:value="312.814">
                <text:p>312.814</text:p>
              </table:table-cell>
              <table:table-cell office:value-type="float" office:value="4">
                <text:p>4</text:p>
              </table:table-cell>
              <table:table-cell office:value-type="float" office:value="550.067">
                <text:p>550.06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3.3854">
                <text:p>13.3854</text:p>
              </table:table-cell>
              <table:table-cell office:value-type="float" office:value="8">
                <text:p>8</text:p>
              </table:table-cell>
              <table:table-cell office:value-type="float" office:value="352.921">
                <text:p>352.921</text:p>
              </table:table-cell>
              <table:table-cell office:value-type="float" office:value="8">
                <text:p>8</text:p>
              </table:table-cell>
              <table:table-cell office:value-type="float" office:value="275.809">
                <text:p>275.80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3.2389">
                <text:p>13.2389</text:p>
              </table:table-cell>
              <table:table-cell office:value-type="float" office:value="16">
                <text:p>16</text:p>
              </table:table-cell>
              <table:table-cell office:value-type="float" office:value="414.455">
                <text:p>414.455</text:p>
              </table:table-cell>
              <table:table-cell office:value-type="float" office:value="16">
                <text:p>16</text:p>
              </table:table-cell>
              <table:table-cell office:value-type="float" office:value="196.865">
                <text:p>196.86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15.8456">
                <text:p>15.8456</text:p>
              </table:table-cell>
              <table:table-cell office:value-type="float" office:value="32">
                <text:p>32</text:p>
              </table:table-cell>
              <table:table-cell office:value-type="float" office:value="480.307">
                <text:p>480.307</text:p>
              </table:table-cell>
              <table:table-cell office:value-type="float" office:value="32">
                <text:p>32</text:p>
              </table:table-cell>
              <table:table-cell office:value-type="float" office:value="189.86">
                <text:p>189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038cm" svg:height="18.473cm" chart:class="chart:scatter" chart:style-name="ch1">
        <chart:title svg:x="5.894cm" svg:y="0.37cm" chart:style-name="ch2">
          <text:p>Závislost zrychlení na počtu vláken</text:p>
        </chart:title>
        <chart:legend chart:legend-position="end" svg:x="16.077cm" svg:y="8.579cm" chart:style-name="ch3"/>
        <chart:plot-area chart:style-name="ch4" table:cell-range-address="Sheet1.G11:Sheet1.H16 Sheet1.G9:Sheet1.G9 Sheet1.G19:Sheet1.G19 Sheet1.H21:Sheet1.H26 Sheet1.G28:Sheet1.G28 Sheet1.H30:Sheet1.H35" chart:data-source-has-labels="row" svg:x="0.377cm" svg:y="1.209cm" svg:width="15.169cm" svg:height="16.521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H11:Sheet1.H16" chart:label-cell-address="Sheet1.G9:Sheet1.G9" chart:class="chart:scatter">
            <chart:domain table:cell-range-address="Sheet1.G11:Sheet1.G16"/>
            <chart:data-point chart:repeated="6"/>
          </chart:series>
          <chart:series chart:style-name="ch8" chart:values-cell-range-address="Sheet1.H21:Sheet1.H26" chart:label-cell-address="Sheet1.G19:Sheet1.G19" chart:class="chart:scatter">
            <chart:domain table:cell-range-address="Sheet1.G21:Sheet1.G26"/>
            <chart:data-point chart:repeated="6"/>
          </chart:series>
          <chart:series chart:style-name="ch9" chart:values-cell-range-address="Sheet1.H30:Sheet1.H35" chart:label-cell-address="Sheet1.G28:Sheet1.G28" chart:class="chart:scatter">
            <chart:domain table:cell-range-address="Sheet1.G30:Sheet1.G35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G9:Sheet1.G9">Bitonic 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19:Sheet1.G19">E-O Merge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28:Sheet1.G28">Shear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G11:Sheet1.G16">1</text:p>
              </table:table-cell>
              <table:table-cell office:value-type="float" office:value="1">
                <text:p text:id="Sheet1.H11:Sheet1.H16">1</text:p>
              </table:table-cell>
              <table:table-cell office:value-type="float" office:value="1">
                <text:p text:id="Sheet1.G21:Sheet1.G26">1</text:p>
              </table:table-cell>
              <table:table-cell office:value-type="float" office:value="1">
                <text:p text:id="Sheet1.H21:Sheet1.H26">1</text:p>
              </table:table-cell>
              <table:table-cell office:value-type="float" office:value="1">
                <text:p text:id="Sheet1.G30:Sheet1.G35">1</text:p>
              </table:table-cell>
              <table:table-cell office:value-type="float" office:value="1">
                <text:p text:id="Sheet1.H30:Sheet1.H35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681409264671">
                <text:p>39.681409264671</text:p>
              </table:table-cell>
              <table:table-cell office:value-type="float" office:value="2">
                <text:p>2</text:p>
              </table:table-cell>
              <table:table-cell office:value-type="float" office:value="2.11439259462229">
                <text:p>2.11439259462229</text:p>
              </table:table-cell>
              <table:table-cell office:value-type="float" office:value="2">
                <text:p>2</text:p>
              </table:table-cell>
              <table:table-cell office:value-type="float" office:value="0.0342192055393586">
                <text:p>0.0342192055393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.1758882303753">
                <text:p>59.1758882303753</text:p>
              </table:table-cell>
              <table:table-cell office:value-type="float" office:value="4">
                <text:p>4</text:p>
              </table:table-cell>
              <table:table-cell office:value-type="float" office:value="2.26946364293158">
                <text:p>2.26946364293158</text:p>
              </table:table-cell>
              <table:table-cell office:value-type="float" office:value="4">
                <text:p>4</text:p>
              </table:table-cell>
              <table:table-cell office:value-type="float" office:value="0.0682807730694624">
                <text:p>0.0682807730694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2.4311563345137">
                <text:p>72.4311563345137</text:p>
              </table:table-cell>
              <table:table-cell office:value-type="float" office:value="8">
                <text:p>8</text:p>
              </table:table-cell>
              <table:table-cell office:value-type="float" office:value="2.01155499389382">
                <text:p>2.01155499389382</text:p>
              </table:table-cell>
              <table:table-cell office:value-type="float" office:value="8">
                <text:p>8</text:p>
              </table:table-cell>
              <table:table-cell office:value-type="float" office:value="0.136177572160444">
                <text:p>0.136177572160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3.2326703880232">
                <text:p>73.2326703880232</text:p>
              </table:table-cell>
              <table:table-cell office:value-type="float" office:value="16">
                <text:p>16</text:p>
              </table:table-cell>
              <table:table-cell office:value-type="float" office:value="1.71290007359062">
                <text:p>1.71290007359062</text:p>
              </table:table-cell>
              <table:table-cell office:value-type="float" office:value="16">
                <text:p>16</text:p>
              </table:table-cell>
              <table:table-cell office:value-type="float" office:value="0.190785563711173">
                <text:p>0.190785563711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1.185439491089">
                <text:p>61.185439491089</text:p>
              </table:table-cell>
              <table:table-cell office:value-type="float" office:value="32">
                <text:p>32</text:p>
              </table:table-cell>
              <table:table-cell office:value-type="float" office:value="1.47805466087315">
                <text:p>1.47805466087315</text:p>
              </table:table-cell>
              <table:table-cell office:value-type="float" office:value="32">
                <text:p>32</text:p>
              </table:table-cell>
              <table:table-cell office:value-type="float" office:value="0.197824712946382">
                <text:p>0.197824712946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4pt" style:font-size-asian="3.29999995231628pt" style:font-size-complex="3.2999999523162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2pt" style:font-size-asian="4.40000009536743pt" style:font-size-complex="4.40000009536743pt"/>
    </style:style>
    <style:style style:name="ch5" style:family="chart" style:data-style-name="N11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1pt" style:font-size-asian="4.40000009536743pt" style:font-size-complex="4.40000009536743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scale-text="true"/>
      <style:graphic-properties svg:stroke-width="0.088cm" svg:stroke-color="#004586" draw:fill-color="#004586"/>
      <style:text-properties fo:font-size="3.33604264259338pt" style:font-size-asian="3.33604264259338pt" style:font-size-complex="3.33604264259338pt"/>
    </style:style>
    <style:style style:name="ch8" style:family="chart">
      <style:chart-properties chart:symbol-type="named-symbol" chart:symbol-name="diamond" chart:symbol-width="0.25cm" chart:symbol-height="0.25cm" chart:scale-text="true"/>
      <style:graphic-properties svg:stroke-width="0.088cm" svg:stroke-color="#ff420e" draw:fill-color="#ff420e"/>
      <style:text-properties fo:font-size="3.33604264259338pt" style:font-size-asian="3.33604264259338pt" style:font-size-complex="3.33604264259338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823cm" svg:height="11.218cm" chart:class="chart:scatter" chart:style-name="ch1">
        <chart:legend chart:legend-position="end" svg:x="18.151cm" svg:y="4.791cm" chart:style-name="ch2"/>
        <chart:plot-area chart:style-name="ch3" table:cell-range-address="Sheet2.A3:Sheet2.B24 Sheet2.C3:Sheet2.C3 Sheet2.C25:Sheet2.C25 Sheet2.B25:Sheet2.B46" chart:data-source-has-labels="row" svg:x="0.416cm" svg:y="0.224cm" svg:width="16.933cm" svg:height="10.54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B24" chart:label-cell-address="Sheet2.C3:Sheet2.C3" chart:class="chart:scatter">
            <chart:domain table:cell-range-address="Sheet2.A3:Sheet2.A24"/>
            <chart:data-point chart:repeated="22"/>
          </chart:series>
          <chart:series chart:style-name="ch8" chart:values-cell-range-address="Sheet2.B25:Sheet2.B46" chart:label-cell-address="Sheet2.C25:Sheet2.C25" chart:class="chart:scatter">
            <chart:domain table:cell-range-address="Sheet2.A25:Sheet2.A46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C3:Sheet2.C3">bitonic</text:p>
              </table:table-cell>
              <table:table-cell office:value-type="string">
                <text:p>Column A</text:p>
              </table:table-cell>
              <table:table-cell office:value-type="string">
                <text:p text:id="Sheet2.C25:Sheet2.C25">e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Sheet2.A3:Sheet2.A24">6</text:p>
              </table:table-cell>
              <table:table-cell office:value-type="float" office:value="0.000027">
                <text:p text:id="Sheet2.B3:Sheet2.B24">0.000027</text:p>
              </table:table-cell>
              <table:table-cell office:value-type="float" office:value="6">
                <text:p text:id="Sheet2.A25:Sheet2.A46">6</text:p>
              </table:table-cell>
              <table:table-cell office:value-type="float" office:value="0.000026">
                <text:p text:id="Sheet2.B25:Sheet2.B46">0.0000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0006">
                <text:p>0.000006</text:p>
              </table:table-cell>
              <table:table-cell office:value-type="float" office:value="7">
                <text:p>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5">
                <text:p>0.000005</text:p>
              </table:table-cell>
              <table:table-cell office:value-type="float" office:value="8">
                <text:p>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0005">
                <text:p>0.000005</text:p>
              </table:table-cell>
              <table:table-cell office:value-type="float" office:value="9">
                <text:p>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  <table:table-cell office:value-type="float" office:value="10">
                <text:p>1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004">
                <text:p>0.00004</text:p>
              </table:table-cell>
              <table:table-cell office:value-type="float" office:value="11">
                <text:p>1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0008">
                <text:p>0.00008</text:p>
              </table:table-cell>
              <table:table-cell office:value-type="float" office:value="12">
                <text:p>12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000122">
                <text:p>0.000122</text:p>
              </table:table-cell>
              <table:table-cell office:value-type="float" office:value="13">
                <text:p>1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000167">
                <text:p>0.000167</text:p>
              </table:table-cell>
              <table:table-cell office:value-type="float" office:value="14">
                <text:p>1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000231">
                <text:p>0.000231</text:p>
              </table:table-cell>
              <table:table-cell office:value-type="float" office:value="15">
                <text:p>15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000281">
                <text:p>0.000281</text:p>
              </table:table-cell>
              <table:table-cell office:value-type="float" office:value="16">
                <text:p>16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000323">
                <text:p>0.000323</text:p>
              </table:table-cell>
              <table:table-cell office:value-type="float" office:value="17">
                <text:p>17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000381">
                <text:p>0.000381</text:p>
              </table:table-cell>
              <table:table-cell office:value-type="float" office:value="18">
                <text:p>1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000442">
                <text:p>0.000442</text:p>
              </table:table-cell>
              <table:table-cell office:value-type="float" office:value="19">
                <text:p>19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0051">
                <text:p>0.00051</text:p>
              </table:table-cell>
              <table:table-cell office:value-type="float" office:value="20">
                <text:p>20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000578">
                <text:p>0.000578</text:p>
              </table:table-cell>
              <table:table-cell office:value-type="float" office:value="21">
                <text:p>2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000648">
                <text:p>0.000648</text:p>
              </table:table-cell>
              <table:table-cell office:value-type="float" office:value="22">
                <text:p>22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.000721">
                <text:p>0.000721</text:p>
              </table:table-cell>
              <table:table-cell office:value-type="float" office:value="24">
                <text:p>24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0.000801">
                <text:p>0.000801</text:p>
              </table:table-cell>
              <table:table-cell office:value-type="float" office:value="25">
                <text:p>25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0.000905">
                <text:p>0.000905</text:p>
              </table:table-cell>
              <table:table-cell office:value-type="float" office:value="26">
                <text:p>26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27">
                <text:p>27</text:p>
              </table:table-cell>
              <table:table-cell office:value-type="float" office:value="0.000487">
                <text:p>0.000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0.001057">
                <text:p>0.001057</text:p>
              </table:table-cell>
              <table:table-cell office:value-type="float" office:value="28">
                <text:p>28</text:p>
              </table:table-cell>
              <table:table-cell office:value-type="float" office:value="0.000543">
                <text:p>0.000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121cm" svg:height="10.66cm" chart:class="chart:scatter" chart:style-name="ch1">
        <chart:legend chart:legend-position="end" svg:x="14.833cm" svg:y="5.048cm" chart:style-name="ch2"/>
        <chart:plot-area chart:style-name="ch3" table:cell-range-address="Sheet2.A47:Sheet2.B65 Sheet2.C47:Sheet2.C47" chart:data-source-has-labels="row" svg:x="0.342cm" svg:y="0.213cm" svg:width="14.15cm" svg:height="10.02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7:Sheet2.B65" chart:label-cell-address="Sheet2.C47:Sheet2.C47" chart:class="chart:scatter">
            <chart:domain table:cell-range-address="Sheet2.A47:Sheet2.A65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C47:Sheet2.C47">shear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Sheet2.A47:Sheet2.A65">4</text:p>
              </table:table-cell>
              <table:table-cell office:value-type="float" office:value="0.0002008">
                <text:p text:id="Sheet2.B47:Sheet2.B65">0.0002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28208">
                <text:p>0.0002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55664">
                <text:p>0.0005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2022474">
                <text:p>0.002022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724">
                <text:p>0.00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14284">
                <text:p>0.014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166432">
                <text:p>0.0166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1994329">
                <text:p>0.01994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271455">
                <text:p>0.0271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43032042">
                <text:p>0.043032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93929">
                <text:p>0.093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215102">
                <text:p>0.215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70291">
                <text:p>0.70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.33967">
                <text:p>2.33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8.812">
                <text:p>8.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5.231">
                <text:p>35.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66.104">
                <text:p>166.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652.323">
                <text:p>652.3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237cm" svg:height="16.801cm" chart:class="chart:scatter" chart:column-mapping="0 1" chart:style-name="ch1">
        <chart:title svg:x="7.94cm" svg:y="0.337cm" chart:style-name="ch2">
          <text:p>Bitonic sort</text:p>
        </chart:title>
        <chart:legend chart:legend-position="end" svg:x="16.059cm" svg:y="7.931cm" chart:style-name="ch3"/>
        <chart:plot-area chart:style-name="ch4" table:cell-range-address="Sheet3.A1:Sheet3.C23" chart:data-source-has-labels="both" svg:x="0.364cm" svg:y="1.176cm" svg:width="15.332cm" svg:height="14.953cm">
          <chart:axis chart:dimension="x" chart:name="primary-x" chart:style-name="ch5">
            <chart:categories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B23" chart:label-cell-address="Sheet3.B1:Sheet3.B1" chart:class="chart:scatter">
            <chart:domain table:cell-range-address="Sheet3.A2:Sheet3.A23"/>
            <chart:data-point chart:repeated="22"/>
          </chart:series>
          <chart:series chart:style-name="ch9" chart:values-cell-range-address="Sheet3.C2:Sheet3.C23" chart:label-cell-address="Sheet3.C1:Sheet3.C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3.B1:Sheet3.B1">CUDA</text:p>
              </table:table-cell>
              <table:table-cell office:value-type="string">
                <text:p text:id="Sheet3.C1:Sheet3.C1">OpenMP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">
                <text:p text:id="Sheet3.A2:Sheet3.A23">6</text:p>
              </table:table-cell>
              <table:table-cell office:value-type="float" office:value="0.000027">
                <text:p text:id="Sheet3.B2:Sheet3.B23">0.000027</text:p>
              </table:table-cell>
              <table:table-cell office:value-type="float" office:value="1.#NAN">
                <text:p text:id="Sheet3.C2:Sheet3.C23">1.#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0006">
                <text:p>0.0000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05">
                <text:p>0.0000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0005">
                <text:p>0.0000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84">
                <text:p>0.000048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004">
                <text:p>0.000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008">
                <text:p>0.000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00122">
                <text:p>0.0001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00167">
                <text:p>0.0001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0231">
                <text:p>0.0002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0281">
                <text:p>0.000281</text:p>
              </table:table-cell>
              <table:table-cell office:value-type="float" office:value="0.00629984">
                <text:p>0.00629984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0323">
                <text:p>0.0003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0381">
                <text:p>0.0003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0442">
                <text:p>0.0004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051">
                <text:p>0.00051</text:p>
              </table:table-cell>
              <table:table-cell office:value-type="float" office:value="0.0964973">
                <text:p>0.096497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0578">
                <text:p>0.00057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0648">
                <text:p>0.0006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0721">
                <text:p>0.000721</text:p>
              </table:table-cell>
              <table:table-cell office:value-type="float" office:value="2.70858">
                <text:p>2.7085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0801">
                <text:p>0.0008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0905">
                <text:p>0.000905</text:p>
              </table:table-cell>
              <table:table-cell office:value-type="float" office:value="12.9123">
                <text:p>12.9123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1057">
                <text:p>0.00105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68cm" svg:height="13.504cm" chart:class="chart:scatter" chart:style-name="ch1">
        <chart:title svg:x="7.645cm" svg:y="0.271cm" chart:style-name="ch2">
          <text:p>EOMergesort</text:p>
        </chart:title>
        <chart:legend chart:legend-position="end" svg:x="15.893cm" svg:y="6.283cm" chart:style-name="ch3"/>
        <chart:plot-area chart:style-name="ch4" table:cell-range-address="Sheet3.A25:Sheet3.C46 Sheet3.B1:Sheet3.C1" chart:data-source-has-labels="both" svg:x="0.361cm" svg:y="1.044cm" svg:width="15.172cm" svg:height="11.92cm">
          <chart:axis chart:dimension="x" chart:name="primary-x" chart:style-name="ch5">
            <chart:categories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5:Sheet3.B46" chart:label-cell-address="Sheet3.B1:Sheet3.B1" chart:class="chart:scatter">
            <chart:domain table:cell-range-address="Sheet3.A25:Sheet3.A46"/>
            <chart:data-point chart:repeated="22"/>
          </chart:series>
          <chart:series chart:style-name="ch9" chart:values-cell-range-address="Sheet3.C25:Sheet3.C46" chart:label-cell-address="Sheet3.C1:Sheet3.C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3.B1:Sheet3.B1">CUDA</text:p>
              </table:table-cell>
              <table:table-cell office:value-type="string">
                <text:p text:id="Sheet3.C1:Sheet3.C1">OpenMP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">
                <text:p text:id="Sheet3.A25:Sheet3.A46">6</text:p>
              </table:table-cell>
              <table:table-cell office:value-type="float" office:value="0.000026">
                <text:p text:id="Sheet3.B25:Sheet3.B46">0.000026</text:p>
              </table:table-cell>
              <table:table-cell office:value-type="float" office:value="1.#NAN">
                <text:p text:id="Sheet3.C25:Sheet3.C46">1.#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0006">
                <text:p>0.0000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05">
                <text:p>0.0000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0005">
                <text:p>0.0000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59435">
                <text:p>0.00005943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0011">
                <text:p>0.0000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0021">
                <text:p>0.0000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00033">
                <text:p>0.0000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0005">
                <text:p>0.000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0068">
                <text:p>0.0000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0091">
                <text:p>0.000091</text:p>
              </table:table-cell>
              <table:table-cell office:value-type="float" office:value="0.0516943">
                <text:p>0.051694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0116">
                <text:p>0.0001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0145">
                <text:p>0.0001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0176">
                <text:p>0.0001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0212">
                <text:p>0.000212</text:p>
              </table:table-cell>
              <table:table-cell office:value-type="float" office:value="1.43163">
                <text:p>1.4316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025">
                <text:p>0.000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0291">
                <text:p>0.00029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0334">
                <text:p>0.000334</text:p>
              </table:table-cell>
              <table:table-cell office:value-type="float" office:value="56.9329">
                <text:p>56.932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0383">
                <text:p>0.0003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0433">
                <text:p>0.000433</text:p>
              </table:table-cell>
              <table:table-cell office:value-type="float" office:value="312.814">
                <text:p>312.81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0487">
                <text:p>0.0004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0543">
                <text:p>0.00054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866cm" svg:height="12.094cm" chart:class="chart:scatter" chart:style-name="ch1">
        <chart:title svg:x="7.914cm" svg:y="0.242cm" chart:style-name="ch2">
          <text:p>Shearsort</text:p>
        </chart:title>
        <chart:legend chart:legend-position="end" svg:x="15.695cm" svg:y="5.578cm" chart:style-name="ch3"/>
        <chart:plot-area chart:style-name="ch4" table:cell-range-address="Sheet3.A49:Sheet3.C69 Sheet3.B1:Sheet3.C1" chart:data-source-has-labels="both" svg:x="0.357cm" svg:y="0.986cm" svg:width="14.982cm" svg:height="10.626cm">
          <chart:axis chart:dimension="x" chart:name="primary-x" chart:style-name="ch5">
            <chart:categories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49:Sheet3.B69" chart:label-cell-address="Sheet3.B1:Sheet3.B1" chart:class="chart:scatter">
            <chart:domain table:cell-range-address="Sheet3.A49:Sheet3.A69"/>
            <chart:data-point chart:repeated="21"/>
          </chart:series>
          <chart:series chart:style-name="ch9" chart:values-cell-range-address="Sheet3.C49:Sheet3.C69" chart:label-cell-address="Sheet3.C1:Sheet3.C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3.B1:Sheet3.B1">CUDA</text:p>
              </table:table-cell>
              <table:table-cell office:value-type="string">
                <text:p text:id="Sheet3.C1:Sheet3.C1">OpenMP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">
                <text:p text:id="Sheet3.A49:Sheet3.A69">4</text:p>
              </table:table-cell>
              <table:table-cell office:value-type="float" office:value="0.0002008">
                <text:p text:id="Sheet3.B49:Sheet3.B69">0.0002008</text:p>
              </table:table-cell>
              <table:table-cell office:value-type="float" office:value="1.#NAN">
                <text:p text:id="Sheet3.C49:Sheet3.C69">1.#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028208">
                <text:p>0.000282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055664">
                <text:p>0.000556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11">
                <text:p>0.00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2022474">
                <text:p>0.0020224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724">
                <text:p>0.007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4284">
                <text:p>0.014284</text:p>
              </table:table-cell>
              <table:table-cell office:value-type="float" office:value="0.00224312">
                <text:p>0.0022431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166432">
                <text:p>0.01664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1994329">
                <text:p>0.019943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271455">
                <text:p>0.02714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43032042">
                <text:p>0.0430320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93929">
                <text:p>0.0939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215102">
                <text:p>0.21510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70291">
                <text:p>0.7029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2.33967">
                <text:p>2.339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.812">
                <text:p>8.8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5.231">
                <text:p>35.231</text:p>
              </table:table-cell>
              <table:table-cell office:value-type="float" office:value="2.30515">
                <text:p>2.30515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66.104">
                <text:p>166.1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652.323">
                <text:p>652.3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39.5206">
                <text:p>39.520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89.86">
                <text:p>189.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